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E0000005E0146323FFCB2DCE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あずきフォントP" svg:font-family="あずきフォントP" style:font-pitch="variable"/>
    <style:font-face style:name="ふい字Ｐ" svg:font-family="ふい字Ｐ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Long_20_Dot" svg:stroke-width="0.053cm" svg:stroke-color="#424242" draw:marker-start-width="0.279cm" draw:marker-end-width="0.279cm" svg:stroke-linecap="butt" draw:fill="none" draw:textarea-horizontal-align="justify" draw:textarea-vertical-align="middle" draw:auto-grow-height="false" fo:min-height="1.13cm" fo:min-width="3.291cm" fo:padding-top="0.151cm" fo:padding-bottom="0.151cm" fo:padding-left="0.276cm" fo:padding-right="0.276cm"/>
    </style:style>
    <style:style style:name="gr2" style:family="graphic" style:parent-style-name="standard">
      <style:graphic-properties svg:stroke-width="0.028cm" draw:marker-start-width="0.242cm" draw:marker-end-width="0.242cm" draw:fill="bitmap" draw:fill-color="#729fcf" draw:fill-image-name="Pool" draw:textarea-horizontal-align="justify" draw:textarea-vertical-align="middle" draw:auto-grow-height="false" fo:min-height="0.104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Dot" svg:stroke-width="0.018cm" draw:marker-start="線の終点_20_1" draw:marker-start-width="0.227cm" draw:marker-end-width="0.227cm" svg:stroke-linecap="butt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draw:stroke="dash" draw:stroke-dash="Dot_20__28_Rounded_29_" svg:stroke-width="0.018cm" svg:stroke-color="#212121" draw:marker-start-width="0.227cm" draw:marker-end-width="0.227cm" svg:stroke-linecap="round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Ultrafine_20_2_20_Dots_20_3_20_Dashes" svg:stroke-linecap="butt" draw:fill="none" draw:textarea-vertical-align="middle"/>
    </style:style>
    <style:style style:name="gr6" style:family="graphic" style:parent-style-name="standard">
      <style:graphic-properties svg:stroke-width="0.028cm" svg:stroke-color="#b71c1c" draw:marker-start-width="0.242cm" draw:marker-end-width="0.242cm" draw:fill-color="#ff3d00" draw:textarea-horizontal-align="justify" draw:textarea-vertical-align="middle" draw:auto-grow-height="false" fo:min-height="0.016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0.097cm"/>
      <style:paragraph-properties style:writing-mode="lr-tb"/>
    </style:style>
    <style:style style:name="gr8" style:family="graphic" style:parent-style-name="standard">
      <style:graphic-properties svg:stroke-width="0.018cm" draw:marker-start-width="0.227cm" draw:marker-end-width="0.227cm" draw:fill-color="#9fa8da" draw:textarea-horizontal-align="justify" draw:textarea-vertical-align="middle" draw:auto-grow-height="false" fo:min-height="0.196cm" fo:min-width="1.798cm" fo:padding-top="0.134cm" fo:padding-bottom="0.134cm" fo:padding-left="0.259cm" fo:padding-right="0.259cm" fo:wrap-option="wrap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2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bitmap" draw:fill-color="#729fcf" draw:fill-image-name="Pool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ff3d00"/>
      <style:paragraph-properties fo:text-align="center"/>
    </style:style>
    <style:style style:name="P6" style:family="paragraph">
      <style:paragraph-properties fo:text-align="center"/>
      <style:text-properties style:font-name="あずきフォントP" fo:font-size="12pt" fo:font-style="normal" fo:font-weight="bold" style:font-name-asian="あずきフォントP" style:font-size-asian="12pt" style:font-style-asian="normal" style:font-weight-asian="bold" style:font-size-complex="12pt" style:font-style-complex="normal" style:font-weight-complex="bold"/>
    </style:style>
    <style:style style:name="P7" style:family="paragraph">
      <loext:graphic-properties draw:fill="none" draw:fill-color="#ffffff"/>
      <style:text-properties style:font-name="あずきフォントP" fo:font-size="12pt" fo:font-style="normal" fo:font-weight="bold" style:font-name-asian="あずきフォントP" style:font-size-asian="12pt" style:font-style-asian="normal" style:font-weight-asian="bold" style:font-size-complex="12pt" style:font-style-complex="normal" style:font-weight-complex="bold"/>
    </style:style>
    <style:style style:name="P8" style:family="paragraph">
      <style:paragraph-properties fo:text-align="end"/>
      <style:text-properties style:font-name="あずきフォントP" fo:font-size="12pt" fo:font-style="normal" fo:font-weight="bold" style:font-name-asian="あずきフォントP" style:font-size-asian="12pt" style:font-style-asian="normal" style:font-weight-asian="bold" style:font-size-complex="12pt" style:font-style-complex="normal" style:font-weight-complex="bold"/>
    </style:style>
    <style:style style:name="P9" style:family="paragraph">
      <style:paragraph-properties fo:text-align="center"/>
      <style:text-properties fo:text-shadow="1pt 1pt" fo:font-weight="bold"/>
    </style:style>
    <style:style style:name="P10" style:family="paragraph">
      <loext:graphic-properties draw:fill-color="#9fa8da"/>
      <style:paragraph-properties fo:text-align="center"/>
      <style:text-properties style:font-name="あずきフォントP" fo:font-size="12pt" fo:text-shadow="1pt 1pt" fo:font-weight="bold" style:font-name-asian="あずきフォントP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style:font-name="あずきフォントP" fo:font-size="12pt" fo:font-style="normal" fo:font-weight="bold" style:font-name-asian="あずきフォントP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font-name="あずきフォントP" fo:font-size="12pt" fo:text-shadow="1pt 1pt" style:font-name-asian="あずきフォントP" style:font-size-asian="12pt" style:font-size-complex="12pt"/>
    </style:style>
    <style:style style:name="T3" style:family="text">
      <style:text-properties style:font-name="あずきフォントP" fo:font-size="10pt" fo:font-weight="bold" style:font-name-asian="あずきフォントP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407cm" svg:height="2cm" svg:x="0.25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cm" svg:height="0.5cm" svg:x="5.146cm" svg:y="2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3" draw:text-style-name="P3" draw:layer="layout" svg:width="5.262cm" svg:height="1.718cm" svg:x="0.32cm" svg:y="1.235cm" draw:kind="arc" draw:start-angle="5.51" draw:end-angle="321.18">
          <text:p/>
        </draw:ellipse>
        <draw:custom-shape draw:style-name="gr4" draw:text-style-name="P4" draw:layer="layout" svg:width="0.25cm" svg:height="0.25cm" svg:x="4.358cm" svg:y="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0.25cm" svg:y1="2.1cm" svg:x2="5.657cm" svg:y2="2.1cm">
          <text:p/>
        </draw:line>
        <draw:line draw:style-name="gr5" draw:text-style-name="P1" draw:layer="layout" svg:x1="3cm" svg:y1="1.1cm" svg:x2="3cm" svg:y2="3.1cm">
          <text:p/>
        </draw:line>
        <draw:custom-shape draw:style-name="gr6" draw:text-style-name="P5" draw:layer="layout" svg:width="0.75cm" svg:height="0.75cm" svg:x="1.262cm" svg:y="1.712cm">
          <text:p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3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frame draw:style-name="gr7" draw:text-style-name="P7" draw:layer="layout" svg:width="1.751cm" svg:height="0.674cm" svg:x="1.25cm" svg:y="2.35cm">
          <draw:text-box>
            <text:p text:style-name="P6"><text:span text:style-name="T1">太</text:span><text:span text:style-name="T1">陽</text:span></text:p>
          </draw:text-box>
        </draw:frame>
        <draw:frame draw:style-name="gr7" draw:text-style-name="P7" draw:layer="layout" svg:width="1.751cm" svg:height="0.674cm" svg:x="4.25cm" svg:y="2.75cm">
          <draw:text-box>
            <text:p text:style-name="P8"><text:span text:style-name="T1">惑</text:span><text:span text:style-name="T1">星</text:span></text:p>
          </draw:text-box>
        </draw:frame>
        <draw:custom-shape draw:style-name="gr8" draw:text-style-name="P10" draw:layer="layout" svg:width="2.5cm" svg:height="0.5cm" svg:x="3.25cm" svg:y="0.5cm">
          <text:p text:style-name="P9"><text:span text:style-name="T2">楕円</text:span><text:span text:style-name="T2">軌道</text:span></text:p>
          <draw:enhanced-geometry svg:viewBox="0 0 21600 21600" draw:text-areas="800 800 20800 20800" draw:type="round-rectangular-callout" draw:modifiers="12065.2538984406 33283.83233532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12" draw:layer="layout" svg:width="3.25cm" svg:height="0.955cm" svg:x="2.7cm" svg:y="3.5cm">
          <draw:text-box>
            <text:p text:style-name="P11"><text:span text:style-name="T3">楕円のもう１つ</text:span><text:span text:style-name="T3">の焦点（何もな</text:span><text:span text:style-name="T3">い）</text:span></text:p>
          </draw:text-box>
        </draw:frame>
        <draw:custom-shape draw:style-name="gr10" draw:text-style-name="P3" draw:layer="layout" svg:width="0.201cm" svg:height="1.332cm" svg:x="4.387cm" svg:y="2.268cm">
          <text:p/>
          <draw:enhanced-geometry svg:viewBox="0 0 21600 21600" draw:text-areas="?f0 ?f7 ?f2 21600" draw:type="up-arrow" draw:modifiers="4817.26618705036 5132.673267326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Chilanka" svg:font-family="Chilanka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あずきフォントP" svg:font-family="あずきフォントP" style:font-pitch="variable"/>
    <style:font-face style:name="ふい字Ｐ" svg:font-family="ふい字Ｐ" style:font-pitch="variable"/>
    <style:font-face style:name="無心" svg:font-family="無心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Pool" xlink:href="Pictures/100000000000005E0000005E0146323FFCB2DCEB.jpg" xlink:type="simple" xlink:show="embed" xlink:actuate="onLoad"/>
    <draw:marker draw:name="Arrow" svg:viewBox="0 0 20 30" svg:d="M10 0l-10 30h20z"/>
    <draw:marker draw:name="線の終点_20_1" draw:display-name="線の終点 1" svg:viewBox="0 826 1131 754" svg:d="M566 826l-566 754 114-85 136-68 148-46 161-17 161 13 153 46 140 68 118 89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9-19T12:53:56.566296781</dc:date>
    <meta:editing-duration>PT10H40M31S</meta:editing-duration>
    <meta:editing-cycles>394</meta:editing-cycles>
    <meta:generator>LibreOffice/7.3.5.2$Linux_X86_64 LibreOffice_project/30$Build-2</meta:generator>
    <meta:document-statistic meta:object-count="12"/>
  </office:meta>
</office:document-meta>
</file>